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873cm" style:rel-column-width="495*"/>
    </style:style>
    <style:style style:name="TABLE_5f_01.B" style:display-name="TABLE_01.B" style:family="table-column">
      <style:table-column-properties style:column-width="8.719cm" style:rel-column-width="4943*"/>
    </style:style>
    <style:style style:name="TABLE_5f_01.C" style:display-name="TABLE_01.C" style:family="table-column">
      <style:table-column-properties style:column-width="6.551cm" style:rel-column-width="3714*"/>
    </style:style>
    <style:style style:name="TABLE_5f_01.D" style:display-name="TABLE_01.D" style:family="table-column">
      <style:table-column-properties style:column-width="6.038cm" style:rel-column-width="3423*"/>
    </style:style>
    <style:style style:name="TABLE_5f_01.E" style:display-name="TABLE_01.E" style:family="table-column">
      <style:table-column-properties style:column-width="4.519cm" style:rel-column-width="2562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0ba8d" fo:background-color="#ffff00"/>
    </style:style>
    <style:style style:name="P6" style:family="paragraph" style:parent-style-name="Heading" style:master-page-name="Landscape">
      <style:paragraph-properties fo:text-align="center" style:justify-single-word="false" style:page-number="auto"/>
    </style:style>
    <style:style style:name="P7" style:family="paragraph" style:parent-style-name="Table_20_Heading">
      <style:paragraph-properties fo:text-align="center" style:justify-single-word="false"/>
      <style:text-properties officeooo:paragraph-rsid="000f297e"/>
    </style:style>
    <style:style style:name="P8" style:family="paragraph" style:parent-style-name="Table_20_Contents">
      <style:paragraph-properties fo:text-align="center" style:justify-single-word="false"/>
      <style:text-properties officeooo:paragraph-rsid="000f297e"/>
    </style:style>
    <style:style style:name="T1" style:family="text">
      <style:text-properties fo:color="#800000"/>
    </style:style>
    <style:style style:name="T2" style:family="text">
      <style:text-properties fo:color="#800000" officeooo:rsid="0010ba8d"/>
    </style:style>
    <style:style style:name="T3" style:family="text">
      <style:text-properties officeooo:rsid="000f297e"/>
    </style:style>
    <style:style style:name="T4" style:family="text">
      <style:text-properties officeooo:rsid="0010ba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6">Каталог процессов ОАО АКБ «Пермь»<text:line-break/> по состоянию на [REPORT_DATE] г.</text:p>
      <text:p text:style-name="P5"><text:span text:style-name="T2">Отладка вставки в таблицу произвольных значений — например порядковый номер в 1 столбец</text:span>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7"><text:span text:style-name="T3">№ п/п</text:span>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E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8"><text:span text:style-name="T3">[NN]</text:span>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FULLNAME]</text:p>
          </table:table-cell>
          <table:table-cell table:style-name="TABLE_5f_01.D2" office:value-type="string">
            <text:p text:style-name="P4">[GOAL]</text:p>
          </table:table-cell>
          <table:table-cell table:style-name="TABLE_5f_01.E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6T18:44:31</dc:date>
    <meta:generator>LibreOffice/3.6$Linux_X86_64 LibreOffice_project/360m1$Build-2</meta:generator>
    <meta:editing-duration>PT5H8M18S</meta:editing-duration>
    <meta:editing-cycles>59</meta:editing-cycles>
    <dc:creator>Роберт Бикмансуров</dc:creator>
    <meta:document-statistic meta:table-count="1" meta:image-count="0" meta:object-count="0" meta:page-count="1" meta:paragraph-count="15" meta:word-count="48" meta:character-count="314" meta:non-whitespace-character-count="281"/>
  </office:meta>
</office:document-meta>
</file>